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style:font-name="FreeMono" officeooo:rsid="000fc234" officeooo:paragraph-rsid="000fc234"/>
    </style:style>
    <style:style style:name="P2" style:family="paragraph" style:parent-style-name="Standard">
      <style:paragraph-properties fo:line-height="115%"/>
      <style:text-properties style:font-name="FreeMono" fo:font-weight="bold" officeooo:rsid="000fc234" officeooo:paragraph-rsid="000fc234" style:font-weight-asian="bold" style:font-weight-complex="bold"/>
    </style:style>
    <style:style style:name="T1" style:family="text">
      <style:text-properties officeooo:rsid="00123469"/>
    </style:style>
    <style:style style:name="T2" style:family="text">
      <style:text-properties officeooo:rsid="0012784b"/>
    </style:style>
    <style:style style:name="T3" style:family="text">
      <style:text-properties fo:font-style="italic" officeooo:rsid="00123469" style:font-style-asian="italic" style:font-style-complex="italic"/>
    </style:style>
    <style:style style:name="T4" style:family="text">
      <style:text-properties officeooo:rsid="00144c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H 208</text:p>
      <text:p text:style-name="P1">Journal 01</text:p>
      <text:p text:style-name="P1">Christopher Bero</text:p>
      <text:p text:style-name="P1"/>
      <text:p text:style-name="P2">Discuss how today's reading selection relates to the goals of The Enlightenment.</text:p>
      <text:p text:style-name="P1"/>
      <text:p text:style-name="P1"><text:tab/><text:span text:style-name="T1">This is pretty much the first time I have considered The Enlightenment since early grade school where we receive a one week world history crash course. My notion of the Middle Ages has thus always reflected very basic classroom generalizations: European countries went from “Dark Ages” where disease and plague were daily conversation items, to “The Enlightenment” where science leapt to the fore and somehow everything got better. From reading Kant's </text:span><text:span text:style-name="T3">An Answer to the Question: What is Enlightenment?</text:span><text:span text:style-name="T1"> I now understand that this abbreviation of mine hardly reflects the purpose that the Enlightenment period served. Rather than being (or solely being) a time of obscure technical advancement, The Enlightenment was a scene of personal development and wide reaching social adjustment. In fact many of the personal changes and liberties being sought after still appear to be pursued and discussed today.</text:span></text:p>
      <text:p text:style-name="P1"/>
      <text:p text:style-name="P1"><text:tab/><text:span text:style-name="T2">Kant reflects for some time on the meaning of nonage (possible synonym to tutelage, I am reading an online copy of the work) and how people hand themselves over or even buy into a system in which they may be excused from thinking critically. Nonage is presented as a two-part ballast on the mind of an individual: imposed by those with societal power to keep “their domestic cattle stupid,” and also as a stage of cowardice or meek behavior on the behalf of the individual. It is then the purpose of The Enlightenment to discard nonage and bring individual liberty, and from that a greater social liberty as well. Several examples are used to drive home the current state of affairs and how they can be shifted, the most elaborate of which is the depiction of a priest who has the freedom to question and state qualms with the presiding church. This pastor is shown to have a greater degree of conviction, because he can administer his religion with more conscious agreement and conviction. There is also a focus on the church council's operation, in which doctrines and rules have to be made with allowances for adjusting and correction as time passes.</text:span></text:p>
      <text:p text:style-name="P1"/>
      <text:p text:style-name="P1"><text:tab/><text:span text:style-name="T4">Much of the text strikes me as a guidebook for building an Enlightened populous, with instructions for both those governed and governing. I feel it makes this article by Kant an appropriate discussion of The Enlightenment after our discussion in class about the rising voice of writers, travelers, and scholars to pen the opinions and thoughts that disagree with the status quo. Here the author is (I infer) within The Enlightenment, writing about The Enlightenment to bring it to wider recognition and greater foc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1T22:47:42.828384501</meta:creation-date>
    <dc:date>2016-08-22T10:29:53.304836078</dc:date>
    <meta:editing-duration>PT9H24M59S</meta:editing-duration>
    <meta:editing-cycles>2</meta:editing-cycles>
    <meta:generator>LibreOffice/5.2.0.4$Linux_X86_64 LibreOffice_project/20m0$Build-4</meta:generator>
    <meta:print-date>2016-08-22T08:55:12.122826226</meta:print-date>
    <meta:document-statistic meta:table-count="0" meta:image-count="0" meta:object-count="0" meta:page-count="1" meta:paragraph-count="7" meta:word-count="445" meta:character-count="2686" meta:non-whitespace-character-count="2245"/>
  </office:meta>
</office:document-meta>
</file>